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D55000005FA6276F6EE2380D0AD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tarSymbol" svg:font-family="StarSymbol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202cm"/>
    </style:style>
    <style:style style:name="Table1.B" style:family="table-column">
      <style:table-column-properties style:column-width="3.387cm"/>
    </style:style>
    <style:style style:name="Table1.C" style:family="table-column">
      <style:table-column-properties style:column-width="5.424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ffff00" fo:padding="0.097cm" fo:border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8.202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5.42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fo:language="pt" fo:country="BR" officeooo:rsid="006721b8" officeooo:paragraph-rsid="00826c08"/>
    </style:style>
    <style:style style:name="P2" style:family="paragraph" style:parent-style-name="Standard">
      <style:paragraph-properties fo:text-align="justify" style:justify-single-word="false"/>
      <style:text-properties fo:language="pt" fo:country="BR" officeooo:rsid="006721b8" officeooo:paragraph-rsid="0069ee6e"/>
    </style:style>
    <style:style style:name="P3" style:family="paragraph" style:parent-style-name="Standard">
      <style:paragraph-properties fo:text-align="justify" style:justify-single-word="false"/>
      <style:text-properties fo:language="pt" fo:country="BR" officeooo:rsid="006721b8" officeooo:paragraph-rsid="006721b8"/>
    </style:style>
    <style:style style:name="P4" style:family="paragraph" style:parent-style-name="Standard">
      <style:paragraph-properties fo:text-align="end" style:justify-single-word="false"/>
      <style:text-properties fo:language="pt" fo:country="BR" officeooo:rsid="006721b8" officeooo:paragraph-rsid="00826c08"/>
    </style:style>
    <style:style style:name="P5" style:family="paragraph" style:parent-style-name="Standard">
      <style:text-properties fo:language="pt" fo:country="BR" officeooo:paragraph-rsid="008085f1"/>
    </style:style>
    <style:style style:name="P6" style:family="paragraph" style:parent-style-name="Standard">
      <style:paragraph-properties fo:text-align="justify" style:justify-single-word="false"/>
      <style:text-properties fo:language="pt" fo:country="BR" officeooo:paragraph-rsid="006be8f4"/>
    </style:style>
    <style:style style:name="P7" style:family="paragraph" style:parent-style-name="Standard">
      <style:paragraph-properties fo:text-align="justify" style:justify-single-word="false"/>
      <style:text-properties fo:language="pt" fo:country="BR" officeooo:paragraph-rsid="006aab57"/>
    </style:style>
    <style:style style:name="P8" style:family="paragraph" style:parent-style-name="Standard">
      <style:paragraph-properties fo:text-align="justify" style:justify-single-word="false"/>
      <style:text-properties fo:language="pt" fo:country="BR" officeooo:paragraph-rsid="006721b8"/>
    </style:style>
    <style:style style:name="P9" style:family="paragraph" style:parent-style-name="Standard">
      <style:paragraph-properties fo:text-align="end" style:justify-single-word="false"/>
      <style:text-properties fo:language="pt" fo:country="BR" officeooo:paragraph-rsid="0084f82e"/>
    </style:style>
    <style:style style:name="P10" style:family="paragraph" style:parent-style-name="Standard">
      <style:paragraph-properties fo:text-align="end" style:justify-single-word="false"/>
      <style:text-properties fo:language="pt" fo:country="BR" officeooo:rsid="0069fab1" officeooo:paragraph-rsid="0069fab1"/>
    </style:style>
    <style:style style:name="P11" style:family="paragraph" style:parent-style-name="Standard">
      <style:paragraph-properties fo:text-align="center" style:justify-single-word="false">
        <style:tab-stops>
          <style:tab-stop style:position="4.551cm"/>
        </style:tab-stops>
      </style:paragraph-properties>
      <style:text-properties fo:language="pt" fo:country="BR" officeooo:paragraph-rsid="006aab57"/>
    </style:style>
    <style:style style:name="P12" style:family="paragraph" style:parent-style-name="Standard">
      <style:paragraph-properties fo:text-align="center" style:justify-single-word="false">
        <style:tab-stops>
          <style:tab-stop style:position="4.551cm"/>
        </style:tab-stops>
      </style:paragraph-properties>
      <style:text-properties fo:language="pt" fo:country="BR" officeooo:paragraph-rsid="006fcef3"/>
    </style:style>
    <style:style style:name="P13" style:family="paragraph" style:parent-style-name="Standard">
      <style:paragraph-properties fo:line-height="115%" fo:text-align="end" style:justify-single-word="false"/>
      <style:text-properties fo:language="pt" fo:country="BR" officeooo:paragraph-rsid="00826c08"/>
    </style:style>
    <style:style style:name="P14" style:family="paragraph" style:parent-style-name="Standard">
      <style:text-properties fo:language="pt" fo:country="BR" officeooo:paragraph-rsid="00203abe"/>
    </style:style>
    <style:style style:name="P15" style:family="paragraph" style:parent-style-name="Standard">
      <style:paragraph-properties fo:line-height="115%" fo:text-align="justify" style:justify-single-word="false"/>
      <style:text-properties fo:language="pt" fo:country="BR" officeooo:rsid="001f7d39" officeooo:paragraph-rsid="008cc751"/>
    </style:style>
    <style:style style:name="P16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Arial" fo:font-size="12pt" officeooo:paragraph-rsid="008cc751" style:font-name-asian="Times New Roman2" style:font-size-asian="12pt" style:language-asian="pt" style:country-asian="PT" style:font-name-complex="Arial1" style:font-size-complex="12pt"/>
    </style:style>
    <style:style style:name="P17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5pt" fo:font-weight="bold" officeooo:paragraph-rsid="008cc751" style:font-size-asian="4.34999990463257pt" style:font-weight-asian="bold" style:font-size-complex="5pt"/>
    </style:style>
    <style:style style:name="P18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14pt" fo:font-weight="bold" officeooo:paragraph-rsid="008cc751" style:font-size-asian="14pt" style:font-weight-asian="bold" style:font-size-complex="15pt"/>
    </style:style>
    <style:style style:name="P19" style:family="paragraph" style:parent-style-name="No_20_Spacing">
      <style:paragraph-properties fo:margin-top="0cm" fo:margin-bottom="0cm" loext:contextual-spacing="true" fo:text-align="center" style:justify-single-word="false"/>
      <style:text-properties fo:color="#4f81bd" style:font-name="Times New Roman" fo:font-size="14pt" fo:font-weight="bold" officeooo:paragraph-rsid="008cc751" style:font-size-asian="14pt" style:font-weight-asian="bold" style:font-size-complex="15pt"/>
    </style:style>
    <style:style style:name="P20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style:font-name="Arial" fo:font-size="14pt" fo:font-weight="bold" officeooo:paragraph-rsid="008cc751" style:font-size-asian="14pt" style:font-weight-asian="bold" style:font-name-complex="Arial1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language="pt" fo:country="BR" fo:font-weight="bold" officeooo:rsid="006721b8" officeooo:paragraph-rsid="006721b8" style:font-weight-asian="bold" style:font-weight-complex="bold"/>
    </style:style>
    <style:style style:name="P22" style:family="paragraph" style:parent-style-name="Footer">
      <style:paragraph-properties fo:line-height="115%" fo:text-align="center" style:justify-single-word="false"/>
      <style:text-properties fo:font-size="12pt" officeooo:paragraph-rsid="008cc751" style:font-size-asian="12pt" style:font-size-complex="12pt"/>
    </style:style>
    <style:style style:name="P23" style:family="paragraph" style:parent-style-name="Footer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officeooo:rsid="001f7d39" officeooo:paragraph-rsid="008cc751"/>
    </style:style>
    <style:style style:name="P24" style:family="paragraph" style:parent-style-name="Heading_20_1">
      <style:paragraph-properties fo:text-align="end" style:justify-single-word="false"/>
      <style:text-properties fo:font-size="2pt" fo:language="pt" fo:country="BR" officeooo:paragraph-rsid="008d790d" style:font-size-asian="1.75pt" style:font-size-complex="2pt"/>
    </style:style>
    <style:style style:name="P25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8d790d" officeooo:paragraph-rsid="008d790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fo:language="pt" fo:country="BR" officeooo:rsid="001ef013" officeooo:paragraph-rsid="008cc751"/>
    </style:style>
    <style:style style:name="P27" style:family="paragraph" style:parent-style-name="Standard">
      <style:text-properties officeooo:paragraph-rsid="008d790d"/>
    </style:style>
    <style:style style:name="P28" style:family="paragraph" style:parent-style-name="Standard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1" fo:font-size="14pt" fo:font-weight="bold" officeooo:paragraph-rsid="008d790d" style:font-size-asian="14pt" style:font-weight-asian="bold" style:font-size-complex="14pt"/>
    </style:style>
    <style:style style:name="P29" style:family="paragraph" style:parent-style-name="Table_20_Contents">
      <style:text-properties fo:language="pt" fo:country="BR" officeooo:paragraph-rsid="008d790d"/>
    </style:style>
    <style:style style:name="T1" style:family="text">
      <style:text-properties fo:color="#4f81bd" style:font-name="Times New Roman" fo:font-size="14pt" fo:font-weight="bold" style:font-size-asian="14pt" style:font-weight-asian="bold" style:font-size-complex="15pt"/>
    </style:style>
    <style:style style:name="T2" style:family="text">
      <style:text-properties fo:color="#ff0000" style:font-name="Times New Roman" fo:font-size="14pt" fo:font-weight="bold" style:font-size-asian="14pt" style:font-weight-asian="bold" style:font-size-complex="15pt"/>
    </style:style>
    <style:style style:name="T3" style:family="text">
      <style:text-properties fo:language="pt" fo:country="BR" officeooo:rsid="00970b51" style:font-name-asian="Calibri1" style:font-name-complex="Times New Roman2"/>
    </style:style>
    <style:style style:name="T4" style:family="text">
      <style:text-properties fo:language="pt" fo:country="BR" officeooo:rsid="008cc751" style:font-name-asian="Calibri1" style:font-name-complex="Times New Roman2"/>
    </style:style>
    <style:style style:name="T5" style:family="text">
      <style:text-properties fo:language="pt" fo:country="BR" officeooo:rsid="001ef013"/>
    </style:style>
    <style:style style:name="T6" style:family="text">
      <style:text-properties fo:language="pt" fo:country="BR" officeooo:rsid="001f7d39"/>
    </style:style>
    <style:style style:name="T7" style:family="text">
      <style:text-properties fo:language="pt" fo:country="BR" officeooo:rsid="002ff9a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aff17" style:font-weight-asian="bold" style:font-weight-complex="bold"/>
    </style:style>
    <style:style style:name="T10" style:family="text">
      <style:text-properties fo:font-weight="bold" officeooo:rsid="003e0367" style:font-weight-asian="bold" style:font-weight-complex="bold"/>
    </style:style>
    <style:style style:name="T11" style:family="text">
      <style:text-properties fo:font-weight="bold" officeooo:rsid="006721b8" style:font-weight-asian="bold" style:font-weight-complex="bold"/>
    </style:style>
    <style:style style:name="T12" style:family="text">
      <style:text-properties fo:font-weight="bold" officeooo:rsid="006be8f4" style:font-weight-asian="bold" style:font-weight-complex="bold"/>
    </style:style>
    <style:style style:name="T13" style:family="text">
      <style:text-properties fo:font-weight="bold" officeooo:rsid="009601ae" style:font-weight-asian="bold" style:font-weight-complex="bold"/>
    </style:style>
    <style:style style:name="T14" style:family="text">
      <style:text-properties fo:font-weight="bold" officeooo:rsid="008967b3" style:font-weight-asian="bold" style:font-weight-complex="bold"/>
    </style:style>
    <style:style style:name="T15" style:family="text">
      <style:text-properties officeooo:rsid="006721b8"/>
    </style:style>
    <style:style style:name="T16" style:family="text">
      <style:text-properties officeooo:rsid="001aff17"/>
    </style:style>
    <style:style style:name="T17" style:family="text">
      <style:text-properties officeooo:rsid="006b02e2"/>
    </style:style>
    <style:style style:name="T18" style:family="text">
      <style:text-properties officeooo:rsid="0075bd02"/>
    </style:style>
    <style:style style:name="T19" style:family="text">
      <style:text-properties fo:font-weight="normal" officeooo:rsid="001aff17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-start text:name="__DdeLink__1790_3846985925"/><text:bookmark-start text:name="__DdeLink__8562_798074146"/><text:placeholder text:placeholder-type="text">&lt;for each="criteria in (result or '')"&gt;</text:placeholder><text:bookmark-end text:name="__DdeLink__8562_798074146"/></text:p>
      <text:section text:style-name="Sect1" text:name="Section2">
        <text:p text:style-name="P6"><text:span text:style-name="T11">Ano letivo:</text:span><text:span text:style-name="T15"> </text:span><text:span text:style-name="T16"><text:placeholder text:placeholder-type="text" text:description="Descrição">&lt;criteria.lective_year.name&gt;</text:placeholder></text:span></text:p>
        <text:p text:style-name="P1"><text:span text:style-name="T8">Nível acadêmico: </text:span><text:bookmark-start text:name="__DdeLink__700_6639981692"/><text:bookmark-start text:name="__DdeLink__809_6639981691"/><text:span text:style-name="T19"><text:placeholder text:placeholder-type="text" text:description="Descrição">&lt;criteria.academic_level.name&gt;</text:placeholder></text:span><text:bookmark-end text:name="__DdeLink__700_6639981692"/><text:span text:style-name="T9"><text:s/></text:span><text:bookmark-end text:name="__DdeLink__809_6639981691"/></text:p>
        <text:p text:style-name="P1"><text:span text:style-name="T8">Área:</text:span> <text:span text:style-name="T16"><text:placeholder text:placeholder-type="text" text:description="Descrição">&lt;criteria.area.name&gt;</text:placeholder></text:span></text:p>
        <text:p text:style-name="P1"><text:span text:style-name="T8">Curso:</text:span> <text:span text:style-name="T16"><text:placeholder text:placeholder-type="text" text:description="Descrição">&lt;criteria.course.name&gt;</text:placeholder></text:span></text:p>
        <text:p text:style-name="P2"/>
        <text:p text:style-name="P9"><text:span text:style-name="T11">Total Vagas: </text:span><text:span text:style-name="T19"><text:placeholder text:placeholder-type="text" text:description="Descrição">&lt;criteria.student_limit&gt;</text:placeholder></text:span></text:p>
        <text:p text:style-name="P9"><text:span text:style-name="T12">Classe</text:span><text:span text:style-name="T11">:</text:span><text:span text:style-name="T15"> </text:span><text:bookmark-start text:name="__DdeLink__700_66399816913"/><text:span text:style-name="T16"><text:placeholder text:placeholder-type="text" text:description="Name">&lt;criteria.course_classe.classe.name&gt;</text:placeholder></text:span><text:bookmark-end text:name="__DdeLink__700_66399816913"/><text:span text:style-name="T16"><text:s/></text:span></text:p>
        <text:p text:style-name="P4"><text:span text:style-name="T8">Fase: </text:span><text:span text:style-name="T19"><text:placeholder text:placeholder-type="text" text:description="Descrição">&lt;criteria.phase.name&gt;</text:placeholder></text:span></text:p>
        <text:p text:style-name="P4"><text:span text:style-name="T8">Idade:</text:span> <text:bookmark-start text:name="__DdeLink__747_663998169"/><text:span text:style-name="T16"><text:placeholder text:placeholder-type="text" text:description="Descrição">&lt;criteria.age&gt;</text:placeholder></text:span><text:bookmark-end text:name="__DdeLink__747_663998169"/><text:span text:style-name="T16"><text:s/></text:span><text:span text:style-name="T18">anos</text:span></text:p>
        <text:p text:style-name="P10"><text:span text:style-name="T8">Média:</text:span> <text:span text:style-name="T16"><text:placeholder text:placeholder-type="text" text:description="Descrição">&lt;criteria.average&gt;</text:placeholder></text:span><text:span text:style-name="T16"><text:s/></text:span><text:span text:style-name="T18">valores</text:span></text:p>
      </text:section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CANDIDATO</text:p>
          </table:table-cell>
          <table:table-cell table:style-name="Table1.A1" office:value-type="string">
            <text:p text:style-name="P21">RESULTADO</text:p>
          </table:table-cell>
          <table:table-cell table:style-name="Table1.C1" office:value-type="string">
            <text:p text:style-name="P21">CANDIDATURA <text:s/>/ <text:span text:style-name="T17">AVALIADO</text:span></text:p>
          </table:table-cell>
        </table:table-row>
      </table:table>
      <text:p text:style-name="P3"><text:placeholder text:placeholder-type="text">&lt;for each="application in (criteria.application_result or '')"&gt;</text:placeholder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149479599200">
          <table:table-cell table:style-name="Table2.A1" office:value-type="string">
            <text:p text:style-name="P7"><text:bookmark-start text:name="__DdeLink__700_6639981691"/><text:bookmark-start text:name="__DdeLink__952_663998169"/><text:bookmark-start text:name="__DdeLink__885_663998169"/><text:bookmark-start text:name="__DdeLink__817_663998169"/><text:span text:style-name="T16"><text:placeholder text:placeholder-type="text" text:description="Name">&lt;application.application.candidate.party.name&gt;</text:placeholder></text:span><text:bookmark-end text:name="__DdeLink__700_6639981691"/><text:span text:style-name="T16"><text:s/></text:span><text:bookmark-end text:name="__DdeLink__952_663998169"/><text:bookmark-end text:name="__DdeLink__885_663998169"/><text:bookmark-end text:name="__DdeLink__817_663998169"/></text:p>
          </table:table-cell>
          <table:table-cell table:style-name="Table2.A1" office:value-type="string">
            <text:p text:style-name="P11"><text:bookmark-start text:name="__DdeLink__700_66399816911"/><text:bookmark-start text:name="__DdeLink__824_663998169"/><text:span text:style-name="T16"><text:placeholder text:placeholder-type="text" text:description="Name">&lt;application.result&gt;</text:placeholder></text:span><text:bookmark-end text:name="__DdeLink__700_66399816911"/><text:span text:style-name="T16"><text:s/></text:span><text:bookmark-end text:name="__DdeLink__824_663998169"/></text:p>
          </table:table-cell>
          <table:table-cell table:style-name="Table2.C1" office:value-type="string">
            <text:p text:style-name="P12"><text:bookmark-start text:name="__DdeLink__700_66399816912"/><text:span text:style-name="T16"><text:placeholder text:placeholder-type="text" text:description="Name">&lt;application.application.create_date.date()&gt;</text:placeholder></text:span><text:bookmark-end text:name="__DdeLink__700_66399816912"/><text:span text:style-name="T16"><text:s/></text:span><text:span text:style-name="T9">/</text:span><text:span text:style-name="T16"> </text:span><text:bookmark text:name="__DdeLink__700_663998169111"/><text:span text:style-name="T16"><text:s/></text:span><text:span text:style-name="T16"><text:placeholder text:placeholder-type="text">&lt;application.create_date.date()&gt;</text:placeholder></text:span></text:p>
          </table:table-cell>
        </table:table-row>
      </table:table>
      <text:p text:style-name="P8"><text:placeholder text:placeholder-type="text">&lt;/for&gt;</text:placeholder><text:bookmark-end text:name="__DdeLink__1790_3846985925"/></text:p>
      <text:p text:style-name="P26"><text:s/></text:p>
      <text:p text:style-name="P22"><text:span text:style-name="T5">O</text:span><text:span text:style-name="T6">(a)</text:span><text:span text:style-name="T5"> </text:span><text:span text:style-name="T7">Subdiretor</text:span><text:span text:style-name="T6">(a)</text:span><text:span text:style-name="T5"> Pedagógico</text:span><text:span text:style-name="T6">(a)</text:span></text:p>
      <text:p text:style-name="P23"><text:tab/></text:p>
      <text:p text:style-name="P15"/>
      <text:p text:style-name="P13"><text:bookmark-start text:name="__DdeLink__42686_828489293"/><text:bookmark-start text:name="__DdeLink__45051_828489293"/><text:bookmark-start text:name="__DdeLink__53141_828489293"/><text:bookmark-start text:name="__DdeLink__53144_828489293"/><text:bookmark-start text:name="__DdeLink__42689_828489293"/><text:span text:style-name="T13">Documento </text:span><text:bookmark-start text:name="__DdeLink__1831_38469859251"/><text:span text:style-name="T13">g</text:span><text:bookmark-end text:name="__DdeLink__1831_38469859251"/><text:span text:style-name="T10">erado</text:span><text:bookmark-end text:name="__DdeLink__42686_828489293"/><text:bookmark-end text:name="__DdeLink__45051_828489293"/><text:bookmark-end text:name="__DdeLink__53141_828489293"/><text:bookmark-end text:name="__DdeLink__53144_828489293"/><text:bookmark-end text:name="__DdeLink__42689_828489293"/><text:span text:style-name="T10"> </text:span><text:span text:style-name="T14">a</text:span><text:span text:style-name="T9">:</text:span><text:span text:style-name="T16"> </text:span><text:bookmark-start text:name="__DdeLink__695_663998169"/><text:span text:style-name="T16"><text:placeholder text:placeholder-type="text" text:description="Descrição">&lt;create_date&gt;</text:placeholder></text:span><text:bookmark-end text:name="__DdeLink__695_663998169"/><text:span text:style-name="T16"><text:s/></text:span><text:bookmark-start text:name="__DdeLink__1978_663998169"/><text:span text:style-name="T16"><text:placeholder text:placeholder-type="text">&lt;datetime.datetime.now().strftime('%H:%M:%S')&gt;</text:placeholder></text:span><text:bookmark-end text:name="__DdeLink__1978_663998169"/></text:p>
      <text:p text:style-name="P14"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tarSymbol" svg:font-family="StarSymbol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MP1" style:family="paragraph" style:parent-style-name="Standard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1" fo:font-size="14pt" fo:font-weight="bold" officeooo:paragraph-rsid="008d790d" style:font-size-asian="14pt" style:font-weight-asian="bold" style:font-size-complex="14pt"/>
    </style:style>
    <style:style style:name="MP2" style:family="paragraph" style:parent-style-name="Table_20_Contents">
      <style:text-properties fo:language="pt" fo:country="BR" officeooo:paragraph-rsid="008d790d"/>
    </style:style>
    <style:style style:name="MP3" style:family="paragraph" style:parent-style-name="Heading_20_1">
      <style:paragraph-properties fo:text-align="end" style:justify-single-word="false"/>
      <style:text-properties fo:font-size="2pt" fo:language="pt" fo:country="BR" officeooo:paragraph-rsid="008d790d" style:font-size-asian="1.75pt" style:font-size-complex="2pt"/>
    </style:style>
    <style:style style:name="MP4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8d790d" officeooo:paragraph-rsid="008d790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MT1" style:family="text">
      <style:text-properties fo:language="pt" fo:country="BR" officeooo:rsid="008cc751" style:font-name-asian="Calibri1" style:font-name-complex="Times New Roman2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2"><draw:frame draw:style-name="Mfr1" draw:name="Image2" text:anchor-type="char" svg:x="0.908cm" svg:y="0.023cm" svg:width="6.488cm" svg:height="2.907cm" draw:z-index="0"><draw:image xlink:href="Pictures/1000000000000D55000005FA6276F6EE2380D0AD.jpg" xlink:type="simple" xlink:show="embed" xlink:actuate="onLoad" loext:mime-type="image/jpeg"/></draw:frame></text:p>
              <text:p text:style-name="MP2"/>
            </table:table-cell>
            <table:table-cell table:style-name="Table10.B1" office:value-type="string">
              <text:p text:style-name="MP3"/>
              <text:p text:style-name="MP4">PAUTA DE EXAME DE ACESSO</text:p>
            </table:table-cell>
          </table:table-row>
        </table:table>
        <text:p text:style-name="MP1"><text:span text:style-name="MT1"/></text:p>
      </style:header>
    </style:master-page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7T21:25:29.452132099</meta:creation-date>
    <meta:editing-cycles>126</meta:editing-cycles>
    <meta:editing-duration>PT7H51M39S</meta:editing-duration>
    <dc:date>2024-08-08T21:36:44.031057904</dc:date>
    <meta:generator>LibreOffice/6.4.7.2$Linux_X86_64 LibreOffice_project/40$Build-2</meta:generator>
    <meta:document-statistic meta:table-count="3" meta:image-count="1" meta:object-count="0" meta:page-count="1" meta:paragraph-count="24" meta:word-count="60" meta:character-count="752" meta:non-whitespace-character-count="706"/>
  </office:meta>
</office:document-meta>
</file>